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Hvílíkur lúxus að fá að stúdera eitthvað sem maður hefur dýrkað frá barnæsku á launum. Örlítið minni, þyngdarafl um 90% af þyngdarafli jarðarinnar. Það væri hægt að búa þarna ef ekki væri fyrir geigvænlegan hitan, 500 gráður Celcíus, tvöfalt meira en í bakaraofni, nóg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soft-page-break/><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Hann hann var strákur 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text:span></text:a>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Þau koma að hótelinu.</text:p>
      <text:p text:style-name="Standard"/>
      <text:p text:style-name="P1">2</text:p>
      <text:p text:style-name="P1"/>
      <text:p text:style-name="Standard"><text:tab/>'Johannes likes big long telescopes, hahaha' segir Motoyaki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text:soft-page-break/>stjörnukíkja. Líffræðingar eiga að nota smásjár. Honum verður litið til Likosan, hún er óþægilega 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Jóhannes nennir því ekki núna.</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þá að við höfum ekki orðið vör við neitt líf utan plánetunnar okkar.' 'Fermi-Hart þverstæðan gerir ekki ráð fyrir '</text:p>
      <text:p text:style-name="Standard"><text:tab/>Eins konar kosmísk viðvörunnarbjalla. Líffræðingar eru sóðar. Helvítis elli kelling, maður er ekki fyrr búinn að gera sig gjaldgengan þegar maður er orðinn of ga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09-12-29T14:01:01</dc:date>
    <dc:creator>Sigmar Stefansson</dc:creator>
    <meta:editing-duration>PT07H00M40S</meta:editing-duration>
    <meta:editing-cycles>18</meta:editing-cycles>
    <meta:generator>OpenOffice.org/3.1$Unix OpenOffice.org_project/310m19$Build-9420</meta:generator>
    <meta:document-statistic meta:table-count="0" meta:image-count="0" meta:object-count="0" meta:page-count="3" meta:paragraph-count="20" meta:word-count="1567" meta:character-count="9582"/>
  </office:meta>
</office:document-meta>
</file>